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1c0" officeooo:paragraph-rsid="0002d1c0"/>
    </style:style>
    <style:style style:name="P2" style:family="paragraph" style:parent-style-name="Standard">
      <style:text-properties style:text-underline-style="none" officeooo:rsid="0002d1c0" officeooo:paragraph-rsid="0002d1c0"/>
    </style:style>
    <style:style style:name="P3" style:family="paragraph" style:parent-style-name="Standard">
      <style:text-properties style:text-underline-style="none" officeooo:rsid="0002d1c0" officeooo:paragraph-rsid="0002d1c0"/>
    </style:style>
    <style:style style:name="P4" style:family="paragraph" style:parent-style-name="Standard">
      <style:text-properties style:text-underline-style="none" officeooo:rsid="0004ea95" officeooo:paragraph-rsid="0004ea95"/>
    </style:style>
    <style:style style:name="T1" style:family="text">
      <style:text-properties officeooo:rsid="0004e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Coakley</text:p>
      <text:p text:style-name="P1"/>
      <text:p text:style-name="P2">1. What did you like most about <text:s/>this project?</text:p>
      <text:p text:style-name="P2"><text:tab/>My favorite part of this project was that it really exemplified the main reason why I like coding <text:tab/>so much. This project was more or less you could do whatever you want, and that aspect is <text:tab/>extremely cool to me. Also, this game applied everything we have learned in class(except for <text:tab/>the last week or so), so it was an extremely useful tool in learning and practicing everything.</text:p>
      <text:p text:style-name="P2"/>
      <text:p text:style-name="P2">2. What was the hardest part about the project?</text:p>
      <text:p text:style-name="P2"><text:tab/>In my opinion, the hardest part of the project was often debugging. At least in the very <text:tab/>beginning, when there was an error in my code there was so many things going on that I wasn’t <text:tab/>too sure how worked, I often wasn't able to see what was wrong.</text:p>
      <text:p text:style-name="P2"/>
      <text:p text:style-name="P2">3. What parts of your original game did not get implemented? Why?</text:p>
      <text:p text:style-name="P2"><text:tab/><text:span text:style-name="T1">In my original design, there was supposed to be a jump command, along with a possible <text:tab/>companion. These did not get implemented because when it came towards the final stretch I was <text:tab/>not entirely sure how to implement them along with have the time to figure it out.</text:span></text:p>
      <text:p text:style-name="P2"/>
      <text:p text:style-name="P4">4. What do you think Dr.Hogg and Dr.Jump should do differently about the project in the future?</text:p>
      <text:p text:style-name="P4"><text:tab/>Personally I think just about everything with this project is fine how it is. One thing that could <text:tab/>maybe be enforced more is the stage deadlines. Other than that there really isn’t much.</text:p>
      <text:p text:style-name="P4"/>
      <text:p text:style-name="P4">5. What would you do differently if you could do it all over again?</text:p>
      <text:p text:style-name="P4"><text:tab/>The BIGGEST thing I would do differently is get my design document done sooner. The design <text:tab/>document was the longest I was on a single stage and it really set me back. Most of the times I <text:tab/>was working on a stage I was behind what we were learning in class, and I was behind on the <text:tab/>soft deadline.</text:p>
      <text:p text:style-name="P4"/>
      <text:p text:style-name="P4">6. Are you also taking imaginative writing?</text:p>
      <text:p text:style-name="P4"><text:tab/>No I never took it.</text:p>
      <text:p text:style-name="P4"/>
      <text:p text:style-name="P4">7. What was good/bad/helpful/frustrating about GitHub?</text:p>
      <text:p text:style-name="P4"><text:tab/>Hands down I loved GitHub. GitHub made it extremely easy for me to work from computer to <text:tab/>computer without any issues. I have worked on school computers, my own laptop, along with <text:tab/>my girlfriends laptop when I forgot to bring mine home. One thing that was frustrating was my <text:tab/>version of BlueJ would not commit and push any document changes from my laptop, so that <text:tab/>was annoying to work wit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18:58.614457111</meta:creation-date>
    <meta:generator>LibreOffice/5.1.6.2$Linux_X86_64 LibreOffice_project/10m0$Build-2</meta:generator>
    <dc:date>2018-05-01T21:40:23.392912730</dc:date>
    <meta:editing-duration>PT21M14S</meta:editing-duration>
    <meta:editing-cycles>2</meta:editing-cycles>
    <meta:document-statistic meta:table-count="0" meta:image-count="0" meta:object-count="0" meta:page-count="1" meta:paragraph-count="15" meta:word-count="408" meta:character-count="2222" meta:non-whitespace-character-count="1805"/>
  </office:meta>
</office:document-meta>
</file>